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20c" officeooo:paragraph-rsid="000d120c"/>
    </style:style>
    <style:style style:name="P2" style:family="paragraph" style:parent-style-name="Standard">
      <style:text-properties officeooo:rsid="000e2eb7" officeooo:paragraph-rsid="000e2eb7"/>
    </style:style>
    <style:style style:name="T1" style:family="text">
      <style:text-properties officeooo:rsid="00100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 Jeux dotomatisation</text:p>
      <text:p text:style-name="P2">-mouv cam</text:p>
      <text:p text:style-name="P2">-<text:span text:style-name="T1">items</text:span></text:p>
      <text:p text:style-name="P2">-des machines</text:p>
      <text:p text:style-name="P2">-des tapis roulent</text:p>
      <text:p text:style-name="P2">-des robots pour executer des commandes basic</text:p>
      <text:p text:style-name="P2">- des resour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13:30.437302613</meta:creation-date>
    <dc:date>2023-11-14T17:32:45.266191913</dc:date>
    <meta:editing-duration>PT18M34S</meta:editing-duration>
    <meta:editing-cycles>1</meta:editing-cycles>
    <meta:document-statistic meta:table-count="0" meta:image-count="0" meta:object-count="0" meta:page-count="1" meta:paragraph-count="7" meta:word-count="21" meta:character-count="128" meta:non-whitespace-character-count="114"/>
    <meta:generator>LibreOffice/7.3.7.2$Linux_X86_64 LibreOffice_project/30$Build-2</meta:generator>
  </office:meta>
</office:document-meta>
</file>